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64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36"/>
    <style:style style:name="ce44" style:family="table-cell" style:parent-style-name="Default" style:data-style-name="N129"/>
    <style:style style:name="ce45" style:family="table-cell" style:parent-style-name="Default" style:data-style-name="N134"/>
    <style:style style:name="ce46" style:family="table-cell" style:parent-style-name="Default" style:data-style-name="N142"/>
    <style:style style:name="ce47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8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s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2000" calcext:value-type="float">
            <text:p>72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2000" calcext:value-type="float">
            <text:p>R 72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1021139157189" calcext:value-type="percentage">
            <text:p>10.2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72200" calcext:value-type="float">
            <text:p>1722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7000" calcext:value-type="float">
            <text:p>R 17,0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0.406702523789822" calcext:value-type="percentage">
            <text:p>40.7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Exceptional item of R5500 in severance pay.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s' Association" calcext:value-type="string">
            <text:p>Home Owners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22258" calcext:value-type="float">
            <text:p>822258</text:p>
          </table:table-cell>
          <table:table-cell table:style-name="Default" table:formula="of:=IF([.C74]=&quot;&quot;; &quot;&quot;; [.D74]/[.C74]-1)" office:value-type="float" office:value="-0.0228953388194052" calcext:value-type="float">
            <text:p>-0.0228953388</text:p>
          </table:table-cell>
          <table:table-cell table:formula="of:=SUM([.F14:.F73])" office:value-type="float" office:value="822258" calcext:value-type="float">
            <text:p>8222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3"/>
        <table:table-column table:style-name="co11" table:default-cell-style-name="Default"/>
        <table:table-column table:style-name="co12" table:default-cell-style-name="ce46"/>
        <table:table-column table:style-name="co13" table:visibility="collapse" table:number-columns-repeated="2" table:default-cell-style-name="ce43"/>
        <table:table-column table:style-name="co14" table:default-cell-style-name="ce46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that summarizes the details of the administrativ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1" table:formula="of:=IF(['Previous Year Financials'.$B$13]&lt;&gt;&quot;Yes&quot;; &quot;The &quot; &amp;['Previous Year Financials'.$B$14] &amp; &quot; figures had not been audited when the budget was prepared.&quot;; &quot;&quot;)" office:value-type="string" office:string-value="The 2017 figures had not been audited when the budget was prepared." calcext:value-type="string" table:number-columns-spanned="6" table:number-rows-spanned="1">
            <text:p>The 2017 figures had not been audited when the budget was prepared.</text:p>
          </table:table-cell>
          <table:covered-table-cell/>
          <table:covered-table-cell table:number-columns-repeated="4" table:style-name="Default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2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4" table:formula="of:=['Budget Planner'.D74]" office:value-type="currency" office:currency="ZAR" office:value="822258" calcext:value-type="currency">
            <text:p>R 822,2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4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8]/[.B9]-1" office:value-type="percentage" office:value="-0.0228953388194052" calcext:value-type="percentage">
            <text:p>-2.3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2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7"/>
          <table:table-cell table:style-name="ce47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5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4]/[.$B$8]" office:value-type="float" office:value="0.144723432304702" calcext:value-type="float">
            <text:p>14.5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4]&lt;&gt;0;IF([.E14]&lt;&gt;0;[.B14]/[.E14]-1;&quot;&quot;);&quot;&quot;)" office:value-type="float" office:value="-0.373324696799743" calcext:value-type="float">
            <text:p>-37.3%</text:p>
          </table:table-cell>
          <table:table-cell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5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5]/[.$B$8]" office:value-type="float" office:value="0.221341719995427" calcext:value-type="float">
            <text:p>22.1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5]&lt;&gt;0;IF([.E15]&lt;&gt;0;[.B15]/[.E15]-1;&quot;&quot;);&quot;&quot;)" office:value-type="float" office:value="0.234065636018443" calcext:value-type="float">
            <text:p>23.4%</text:p>
          </table:table-cell>
          <table:table-cell table:style-name="ce41"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5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6]/[.$B$8]" office:value-type="float" office:value="0.0412887439222239" calcext:value-type="float">
            <text:p>4.1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6]&lt;&gt;0;IF([.E16]&lt;&gt;0;[.B16]/[.E16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5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7]/[.$B$8]" office:value-type="float" office:value="0.142291105711346" calcext:value-type="float">
            <text:p>14.2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7]&lt;&gt;0;IF([.E17]&lt;&gt;0;[.B17]/[.E17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5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8]/[.$B$8]" office:value-type="float" office:value="0.114988239700921" calcext:value-type="float">
            <text:p>11.5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8]&lt;&gt;0;IF([.E18]&lt;&gt;0;[.B18]/[.E18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5" table:formula="of:=INDEX(['Budget Planner'.F$14:'Budget Planner'.F$181];['Previous Year Financials'.I22])" office:value-type="float" office:value="72000" calcext:value-type="float">
            <text:p>R 72,000</text:p>
          </table:table-cell>
          <table:table-cell table:formula="of:=[.B19]/[.$B$8]" office:value-type="float" office:value="0.0875637573608284" calcext:value-type="float">
            <text:p>8.8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9]&lt;&gt;0;IF([.E19]&lt;&gt;0;[.B19]/[.E19]-1;&quot;&quot;);&quot;&quot;)" office:value-type="float" office:value="0.1021139157189" calcext:value-type="float">
            <text:p>10.2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5" table:formula="of:=INDEX(['Budget Planner'.F$14:'Budget Planner'.F$181];['Previous Year Financials'.I23])" office:value-type="float" office:value="172200" calcext:value-type="float">
            <text:p>R 172,200</text:p>
          </table:table-cell>
          <table:table-cell table:formula="of:=[.B20]/[.$B$8]" office:value-type="float" office:value="0.209423319687981" calcext:value-type="float">
            <text:p>20.9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20]&lt;&gt;0;IF([.E20]&lt;&gt;0;[.B20]/[.E20]-1;&quot;&quot;);&quot;&quot;)" office:value-type="float" office:value="0.173256297224929" calcext:value-type="float">
            <text:p>17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s' Association" calcext:value-type="string">
            <text:p>Home Owners' Association</text:p>
          </table:table-cell>
          <table:table-cell table:style-name="ce45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1]/[.$B$8]" office:value-type="float" office:value="0.0331501791408536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1]&lt;&gt;0;IF([.E21]&lt;&gt;0;[.B21]/[.E21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5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2]/[.$B$8]" office:value-type="float" office:value="0.00522950217571614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2]&lt;&gt;0;IF([.E22]&lt;&gt;0;[.B22]/[.E22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2]&lt;&gt;0;IF([.E72]&lt;&gt;0;[.B72]/[.E72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3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3]&lt;&gt;0;[.B73]/[.E73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1:38:46.318117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8T21:40:23.943639947</dc:date>
    <meta:editing-duration>PT10H58M35S</meta:editing-duration>
    <meta:editing-cycles>61</meta:editing-cycles>
    <meta:generator>LibreOffice/5.0.6.2$Linux_X86_64 LibreOffice_project/00$Build-2</meta:generator>
    <meta:document-statistic meta:table-count="4" meta:cell-count="1584" meta:object-count="0"/>
  </office:meta>
</office:document-meta>
</file>